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1.7382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1.2819in"/>
    </style:style>
    <style:style style:name="co6" style:family="table-column">
      <style:table-column-properties fo:break-before="auto" style:column-width="1.4898in"/>
    </style:style>
    <style:style style:name="co7" style:family="table-column">
      <style:table-column-properties fo:break-before="auto" style:column-width="1.2299in"/>
    </style:style>
    <style:style style:name="co8" style:family="table-column">
      <style:table-column-properties fo:break-before="auto" style:column-width="0.2646in"/>
    </style:style>
    <style:style style:name="co9" style:family="table-column">
      <style:table-column-properties fo:break-before="auto" style:column-width="0.7811in"/>
    </style:style>
    <style:style style:name="co10" style:family="table-column">
      <style:table-column-properties fo:break-before="auto" style:column-width="3.7902in"/>
    </style:style>
    <style:style style:name="co11" style:family="table-column">
      <style:table-column-properties fo:break-before="auto" style:column-width="2.1992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2028in" fo:break-before="auto" style:use-optimal-row-height="true"/>
    </style:style>
    <style:style style:name="ro4" style:family="table-row">
      <style:table-row-properties style:row-height="0.189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>
            <text:p>power</text:p>
          </table:table-cell>
          <table:table-cell office:value-type="string">
            <text:p>U$1</text:p>
          </table:table-cell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table:style-name="ce1" office:value-type="string">
            <text:p>NDUCTOR, 18UH, 3.8A, 20%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2</text:p>
          </table:table-cell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table:style-name="ce1" office:value-type="string">
            <text:p>NDUCTOR, 18UH, 3.8A, 20%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3</text:p>
          </table:table-cell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table:style-name="ce1" office:value-type="string">
            <text:p>NDUCTOR, 18UH, 3.8A, 20%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10</text:p>
          </table:table-cell>
          <table:table-cell table:number-columns-repeated="2" office:value-type="string">
            <text:p>09SWITCH</text:p>
          </table:table-cell>
          <table:table-cell office:value-type="string">
            <text:p>09S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3801305">
            <text:p>3801305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1</text:p>
          </table:table-cell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2</text:p>
          </table:table-cell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3</text:p>
          </table:table-cell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4</text:p>
          </table:table-cell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5</text:p>
          </table:table-cell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6</text:p>
          </table:table-cell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7</text:p>
          </table:table-cell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8</text:p>
          </table:table-cell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9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SLUG</text:p>
          </table:table-cell>
          <table:table-cell office:value-type="string">
            <text:p>PINHD-1X7</text:p>
          </table:table-cell>
          <table:table-cell office:value-type="string">
            <text:p>1X07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36563">
            <text:p>636563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1</text:p>
          </table:table-cell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2</text:p>
          </table:table-cell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3</text:p>
          </table:table-cell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4</text:p>
          </table:table-cell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Q4</text:p>
          </table:table-cell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Q5</text:p>
          </table:table-cell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Q6</text:p>
          </table:table-cell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IC2</text:p>
          </table:table-cell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IC3</text:p>
          </table:table-cell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IC4</text:p>
          </table:table-cell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IC5</text:p>
          </table:table-cell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IC2</text:p>
          </table:table-cell>
          <table:table-cell table:number-columns-repeated="2" office:value-type="string">
            <text:p>74ACT04D</text:p>
          </table:table-cell>
          <table:table-cell office:value-type="string">
            <text:p>SO14</text:p>
          </table:table-cell>
          <table:table-cell office:value-type="string">
            <text:p>74xx-eu</text:p>
          </table:table-cell>
          <table:table-cell office:value-type="float" office:value="1">
            <text:p>1</text:p>
          </table:table-cell>
          <table:table-cell/>
          <table:table-cell office:value-type="float" office:value="9590323">
            <text:p>9590323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D1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D1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D2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D2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D3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D3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D4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D4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D5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D6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D7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D8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13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14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16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17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18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27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28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29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30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31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32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37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38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39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40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3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525297">
            <text:p>9525297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4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525297">
            <text:p>9525297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5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525297">
            <text:p>9525297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6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525297">
            <text:p>9525297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0</text:p>
          </table:table-cell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31318">
            <text:p>1431318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1</text:p>
          </table:table-cell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31318">
            <text:p>1431318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2</text:p>
          </table:table-cell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31318">
            <text:p>1431318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9</text:p>
          </table:table-cell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1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2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3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4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5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6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7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9</text:p>
          </table:table-cell>
          <table:table-cell office:value-type="string">
            <text:p>0.1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6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4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9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0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2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7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8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2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22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C1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C2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1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3377">
            <text:p>1463377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5</text:p>
          </table:table-cell>
          <table:table-cell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20</text:p>
          </table:table-cell>
          <table:table-cell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21</text:p>
          </table:table-cell>
          <table:table-cell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23</text:p>
          </table:table-cell>
          <table:table-cell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24</text:p>
          </table:table-cell>
          <table:table-cell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C9</text:p>
          </table:table-cell>
          <table:table-cell/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1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2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3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4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5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6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7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8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9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2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20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21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3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4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5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6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7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8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9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ON2</text:p>
          </table:table-cell>
          <table:table-cell office:value-type="string">
            <text:p>FB0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ON3</text:p>
          </table:table-cell>
          <table:table-cell office:value-type="string">
            <text:p>FB1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ON5</text:p>
          </table:table-cell>
          <table:table-cell office:value-type="string">
            <text:p>FB2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ON4</text:p>
          </table:table-cell>
          <table:table-cell office:value-type="string">
            <text:p>FB3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5</text:p>
          </table:table-cell>
          <table:table-cell office:value-type="string">
            <text:p>batcon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motor</text:p>
          </table:table-cell>
          <table:table-cell office:value-type="string">
            <text:p>U$1</text:p>
          </table:table-cell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wm</text:p>
          </table:table-cell>
          <table:table-cell office:value-type="string">
            <text:p>U$1</text:p>
          </table:table-cell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motor</text:p>
          </table:table-cell>
          <table:table-cell office:value-type="string">
            <text:p>U$2</text:p>
          </table:table-cell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motor</text:p>
          </table:table-cell>
          <table:table-cell office:value-type="string">
            <text:p>U$3</text:p>
          </table:table-cell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6</text:p>
          </table:table-cell>
          <table:table-cell office:value-type="string">
            <text:p>log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11</text:p>
          </table:table-cell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8</text:p>
          </table:table-cell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SBPOWER</text:p>
          </table:table-cell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7</text:p>
          </table:table-cell>
          <table:table-cell office:value-type="string">
            <text:p>servo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4</text:p>
          </table:table-cell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09CON3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3882408">
            <text:p>3882408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motor</text:p>
          </table:table-cell>
          <table:table-cell office:value-type="string">
            <text:p>LED1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office:value-type="string">
            <text:p>LED1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office:value-type="string">
            <text:p>LED10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motor</text:p>
          </table:table-cell>
          <table:table-cell office:value-type="string">
            <text:p>LED10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0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office:value-type="string">
            <text:p>LED11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1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motor</text:p>
          </table:table-cell>
          <table:table-cell office:value-type="string">
            <text:p>LED11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office:value-type="string">
            <text:p>LED12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2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motor</text:p>
          </table:table-cell>
          <table:table-cell office:value-type="string">
            <text:p>LED12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3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motor</text:p>
          </table:table-cell>
          <table:table-cell office:value-type="string">
            <text:p>LED13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office:value-type="string">
            <text:p>LED13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motor</text:p>
          </table:table-cell>
          <table:table-cell office:value-type="string">
            <text:p>LED14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4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office:value-type="string">
            <text:p>LED14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5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office:value-type="string">
            <text:p>LED15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6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wm</text:p>
          </table:table-cell>
          <table:table-cell office:value-type="string">
            <text:p>LED2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motor</text:p>
          </table:table-cell>
          <table:table-cell office:value-type="string">
            <text:p>LED2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office:value-type="string">
            <text:p>LED2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motor</text:p>
          </table:table-cell>
          <table:table-cell office:value-type="string">
            <text:p>LED3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motor</text:p>
          </table:table-cell>
          <table:table-cell office:value-type="string">
            <text:p>LED4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wm</text:p>
          </table:table-cell>
          <table:table-cell office:value-type="string">
            <text:p>LED4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4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5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wm</text:p>
          </table:table-cell>
          <table:table-cell office:value-type="string">
            <text:p>LED5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motor</text:p>
          </table:table-cell>
          <table:table-cell office:value-type="string">
            <text:p>LED5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6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motor</text:p>
          </table:table-cell>
          <table:table-cell office:value-type="string">
            <text:p>LED6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7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8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office:value-type="string">
            <text:p>LED8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office:value-type="string">
            <text:p>LED9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3</text:p>
          </table:table-cell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B45181A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236655">
            <text:p>12366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3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580568">
            <text:p>1580568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7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580568">
            <text:p>1580568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8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580568">
            <text:p>1580568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694390">
            <text:p>969439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2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694390">
            <text:p>9694390</text:p>
            <draw:frame table:end-cell-address="Sheet1.I166" table:end-x="0.0055in" table:end-y="0.1031in" draw:z-index="0" draw:name="http://img-europe.electrocomponents.com/uk/img/site/symbols/newSmall.gif" draw:style-name="gr1" draw:text-style-name="P1" svg:width="0.0055in" svg:height="0.0091in" svg:x="0in" svg:y="0.0941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6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694390">
            <text:p>9694390</text:p>
            <draw:frame table:end-cell-address="Sheet1.I167" table:end-x="0.0055in" table:end-y="0.0937in" draw:z-index="1" draw:name="http://img-europe.electrocomponents.com/uk/img/site/symbols/newSmall.gif" draw:style-name="gr1" draw:text-style-name="P1" svg:width="0.0055in" svg:height="0.0094in" svg:x="0in" svg:y="0.0843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C8</text:p>
          </table:table-cell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E1,8-4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9451072">
            <text:p>9451072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C3</text:p>
          </table:table-cell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C5</text:p>
          </table:table-cell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Q7</text:p>
          </table:table-cell>
          <table:table-cell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by later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Q8</text:p>
          </table:table-cell>
          <table:table-cell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by later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X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X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D5</text:p>
          </table:table-cell>
          <table:table-cell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3231">
            <text:p>1463231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D6</text:p>
          </table:table-cell>
          <table:table-cell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3231">
            <text:p>1463231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D7</text:p>
          </table:table-cell>
          <table:table-cell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3231">
            <text:p>1463231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S1</text:p>
          </table:table-cell>
          <table:table-cell office:value-type="string">
            <text:p>DP04</text:p>
          </table:table-cell>
          <table:table-cell office:value-type="string">
            <text:p>DP-04</text:p>
          </table:table-cell>
          <table:table-cell office:value-type="string">
            <text:p>switch-di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/>
        </table:table-row>
        <table:table-row table:style-name="ro1">
          <table:table-cell office:value-type="string">
            <text:p>motor</text:p>
          </table:table-cell>
          <table:table-cell office:value-type="string">
            <text:p>Q5</text:p>
          </table:table-cell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6</text:p>
          </table:table-cell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7</text:p>
          </table:table-cell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8</text:p>
          </table:table-cell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D4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1">
          <table:table-cell office:value-type="string">
            <text:p>motor</text:p>
          </table:table-cell>
          <table:table-cell office:value-type="string">
            <text:p>D5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1">
          <table:table-cell office:value-type="string">
            <text:p>power</text:p>
          </table:table-cell>
          <table:table-cell office:value-type="string">
            <text:p>CON-CHGIN</text:p>
          </table:table-cell>
          <table:table-cell office:value-type="string">
            <text:p>charger</text:p>
          </table:table-cell>
          <table:table-cell office:value-type="string">
            <text:p>in</text:p>
          </table:table-cell>
          <table:table-cell office:value-type="string">
            <text:p>SCD-014A</text:p>
          </table:table-cell>
          <table:table-cell office:value-type="string">
            <text:p>SCD-014-A</text:p>
          </table:table-cell>
          <table:table-cell office:value-type="string">
            <text:p>con-shiua-chyuan</text:p>
          </table:table-cell>
          <table:table-cell office:value-type="float" office:value="1">
            <text:p>1</text:p>
          </table:table-cell>
          <table:table-cell office:value-type="float" office:value="1217037">
            <text:p>1217037</text:p>
          </table:table-cell>
          <table:table-cell office:value-type="string">
            <text:p>LUMBERG - NEB 21 R - SOCKET, LOW VOLTAGE, 2.1MM</text:p>
          </table:table-cell>
          <table:table-cell table:number-columns-repeated="3"/>
        </table:table-row>
        <table:table-row table:style-name="ro1">
          <table:table-cell office:value-type="string">
            <text:p>pwm</text:p>
          </table:table-cell>
          <table:table-cell office:value-type="string">
            <text:p>D2</text:p>
          </table:table-cell>
          <table:table-cell table:number-columns-repeated="2" office:value-type="string">
            <text:p>LM4040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IC2</text:p>
          </table:table-cell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IC3</text:p>
          </table:table-cell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IC4</text:p>
          </table:table-cell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IC5</text:p>
          </table:table-cell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IC6</text:p>
          </table:table-cell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IC7</text:p>
          </table:table-cell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CON1</text:p>
          </table:table-cell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CON1</text:p>
          </table:table-cell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ON1</text:p>
          </table:table-cell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ON10</text:p>
          </table:table-cell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ON2</text:p>
          </table:table-cell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ON3</text:p>
          </table:table-cell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ON4</text:p>
          </table:table-cell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9</text:p>
          </table:table-cell>
          <table:table-cell table:number-columns-repeated="2" office:value-type="string">
            <text:p>MSP430F169</text:p>
          </table:table-cell>
          <table:table-cell office:value-type="string">
            <text:p>LQFP-64</text:p>
          </table:table-cell>
          <table:table-cell office:value-type="string">
            <text:p>gumsens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gikey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IC1</text:p>
          </table:table-cell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gikey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IC1</text:p>
          </table:table-cell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gikey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IC2</text:p>
          </table:table-cell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gikey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13</text:p>
          </table:table-cell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14</text:p>
          </table:table-cell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15</text:p>
          </table:table-cell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16</text:p>
          </table:table-cell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1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2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3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  <table:table-cell office:value-type="string">
            <text:p>Sheet</text:p>
          </table:table-cell>
          <table:table-cell table:number-columns-repeated="2"/>
          <table:table-cell office:value-type="string">
            <text:p>farnell part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JP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JP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1</text:p>
          </table:table-cell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otor</text:p>
          </table:table-cell>
          <table:table-cell office:value-type="string">
            <text:p>R2</text:p>
          </table:table-cell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otor</text:p>
          </table:table-cell>
          <table:table-cell office:value-type="string">
            <text:p>R11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52">
            <text:p>1469752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12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52">
            <text:p>1469752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19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52">
            <text:p>1469752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20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52">
            <text:p>1469752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R10</text:p>
          </table:table-cell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wm</text:p>
          </table:table-cell>
          <table:table-cell office:value-type="string">
            <text:p>R11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13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wm</text:p>
          </table:table-cell>
          <table:table-cell office:value-type="string">
            <text:p>R13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14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15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16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18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wm</text:p>
          </table:table-cell>
          <table:table-cell office:value-type="string">
            <text:p>R2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2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3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4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5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6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7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8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9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ower</text:p>
          </table:table-cell>
          <table:table-cell office:value-type="string">
            <text:p>R15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ower</text:p>
          </table:table-cell>
          <table:table-cell office:value-type="string">
            <text:p>R22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ower</text:p>
          </table:table-cell>
          <table:table-cell office:value-type="string">
            <text:p>R27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wm</text:p>
          </table:table-cell>
          <table:table-cell office:value-type="string">
            <text:p>R3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wm</text:p>
          </table:table-cell>
          <table:table-cell office:value-type="string">
            <text:p>R4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wm</text:p>
          </table:table-cell>
          <table:table-cell office:value-type="string">
            <text:p>R5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wm</text:p>
          </table:table-cell>
          <table:table-cell office:value-type="string">
            <text:p>R6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wm</text:p>
          </table:table-cell>
          <table:table-cell office:value-type="string">
            <text:p>R7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wm</text:p>
          </table:table-cell>
          <table:table-cell office:value-type="string">
            <text:p>R8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otor</text:p>
          </table:table-cell>
          <table:table-cell office:value-type="string">
            <text:p>R3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649">
            <text:p>1469649</text:p>
          </table:table-cell>
          <table:table-cell table:number-columns-repeated="4"/>
        </table:table-row>
        <table:table-row table:style-name="ro4">
          <table:table-cell office:value-type="string">
            <text:p>motor</text:p>
          </table:table-cell>
          <table:table-cell office:value-type="string">
            <text:p>R4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649">
            <text:p>1469649</text:p>
          </table:table-cell>
          <table:table-cell table:number-columns-repeated="4"/>
        </table:table-row>
        <table:table-row table:style-name="ro4">
          <table:table-cell office:value-type="string">
            <text:p>motor</text:p>
          </table:table-cell>
          <table:table-cell office:value-type="string">
            <text:p>R5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649">
            <text:p>1469649</text:p>
          </table:table-cell>
          <table:table-cell table:number-columns-repeated="4"/>
        </table:table-row>
        <table:table-row table:style-name="ro4">
          <table:table-cell office:value-type="string">
            <text:p>motor</text:p>
          </table:table-cell>
          <table:table-cell office:value-type="string">
            <text:p>R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649">
            <text:p>1469649</text:p>
          </table:table-cell>
          <table:table-cell table:number-columns-repeated="4"/>
        </table:table-row>
        <table:table-row table:style-name="ro4">
          <table:table-cell office:value-type="string">
            <text:p>motor</text:p>
          </table:table-cell>
          <table:table-cell office:value-type="string">
            <text:p>R8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649">
            <text:p>1469649</text:p>
          </table:table-cell>
          <table:table-cell table:number-columns-repeated="4"/>
        </table:table-row>
        <table:table-row table:style-name="ro4">
          <table:table-cell office:value-type="string">
            <text:p>motor</text:p>
          </table:table-cell>
          <table:table-cell office:value-type="string">
            <text:p>R9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649">
            <text:p>1469649</text:p>
          </table:table-cell>
          <table:table-cell table:number-columns-repeated="4"/>
        </table:table-row>
        <table:table-row table:style-name="ro4">
          <table:table-cell office:value-type="string">
            <text:p>power</text:p>
          </table:table-cell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9">
            <text:p>1469749</text:p>
          </table:table-cell>
          <table:table-cell table:number-columns-repeated="4"/>
        </table:table-row>
        <table:table-row table:style-name="ro4">
          <table:table-cell office:value-type="string">
            <text:p>power</text:p>
          </table:table-cell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9">
            <text:p>1469749</text:p>
          </table:table-cell>
          <table:table-cell table:number-columns-repeated="4"/>
        </table:table-row>
        <table:table-row table:style-name="ro4">
          <table:table-cell office:value-type="string">
            <text:p>power</text:p>
          </table:table-cell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9">
            <text:p>1469749</text:p>
          </table:table-cell>
          <table:table-cell table:number-columns-repeated="4"/>
        </table:table-row>
        <table:table-row table:style-name="ro4">
          <table:table-cell office:value-type="string">
            <text:p>power</text:p>
          </table:table-cell>
          <table:table-cell office:value-type="string">
            <text:p>R32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9">
            <text:p>1469749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1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0">
            <text:p>1469740</text:p>
          </table:table-cell>
          <table:table-cell table:number-columns-repeated="4"/>
        </table:table-row>
        <table:table-row table:style-name="ro4">
          <table:table-cell office:value-type="string">
            <text:p>motor</text:p>
          </table:table-cell>
          <table:table-cell office:value-type="string">
            <text:p>R13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0">
            <text:p>1469740</text:p>
          </table:table-cell>
          <table:table-cell table:number-columns-repeated="4"/>
        </table:table-row>
        <table:table-row table:style-name="ro4">
          <table:table-cell office:value-type="string">
            <text:p>motor</text:p>
          </table:table-cell>
          <table:table-cell office:value-type="string">
            <text:p>R1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0">
            <text:p>1469740</text:p>
          </table:table-cell>
          <table:table-cell table:number-columns-repeated="4"/>
        </table:table-row>
        <table:table-row table:style-name="ro4">
          <table:table-cell office:value-type="string">
            <text:p>motor</text:p>
          </table:table-cell>
          <table:table-cell office:value-type="string">
            <text:p>R15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0">
            <text:p>1469740</text:p>
          </table:table-cell>
          <table:table-cell table:number-columns-repeated="4"/>
        </table:table-row>
        <table:table-row table:style-name="ro4">
          <table:table-cell office:value-type="string">
            <text:p>motor</text:p>
          </table:table-cell>
          <table:table-cell office:value-type="string">
            <text:p>R16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0">
            <text:p>1469740</text:p>
          </table:table-cell>
          <table:table-cell table:number-columns-repeated="4"/>
        </table:table-row>
        <table:table-row table:style-name="ro4">
          <table:table-cell office:value-type="string">
            <text:p>motor</text:p>
          </table:table-cell>
          <table:table-cell office:value-type="string">
            <text:p>R17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0">
            <text:p>1469740</text:p>
          </table:table-cell>
          <table:table-cell table:number-columns-repeated="4"/>
        </table:table-row>
        <table:table-row table:style-name="ro4">
          <table:table-cell office:value-type="string">
            <text:p>jointio</text:p>
          </table:table-cell>
          <table:table-cell office:value-type="string">
            <text:p>R2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0">
            <text:p>1469740</text:p>
          </table:table-cell>
          <table:table-cell table:number-columns-repeated="4"/>
        </table:table-row>
        <table:table-row table:style-name="ro4">
          <table:table-cell office:value-type="string">
            <text:p>motor</text:p>
          </table:table-cell>
          <table:table-cell office:value-type="string">
            <text:p>R27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0">
            <text:p>1469740</text:p>
          </table:table-cell>
          <table:table-cell table:number-columns-repeated="4"/>
        </table:table-row>
        <table:table-row table:style-name="ro4">
          <table:table-cell office:value-type="string">
            <text:p>jointio</text:p>
          </table:table-cell>
          <table:table-cell office:value-type="string">
            <text:p>R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0">
            <text:p>1469740</text:p>
          </table:table-cell>
          <table:table-cell table:number-columns-repeated="4"/>
        </table:table-row>
        <table:table-row table:style-name="ro4">
          <table:table-cell office:value-type="string">
            <text:p>jointio</text:p>
          </table:table-cell>
          <table:table-cell office:value-type="string">
            <text:p>R5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0">
            <text:p>1469740</text:p>
          </table:table-cell>
          <table:table-cell table:number-columns-repeated="4"/>
        </table:table-row>
        <table:table-row table:style-name="ro4">
          <table:table-cell office:value-type="string">
            <text:p>jointio</text:p>
          </table:table-cell>
          <table:table-cell office:value-type="string">
            <text:p>R6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0">
            <text:p>1469740</text:p>
          </table:table-cell>
          <table:table-cell table:number-columns-repeated="4"/>
        </table:table-row>
        <table:table-row table:style-name="ro4">
          <table:table-cell office:value-type="string">
            <text:p>jointio</text:p>
          </table:table-cell>
          <table:table-cell office:value-type="string">
            <text:p>R7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0">
            <text:p>1469740</text:p>
          </table:table-cell>
          <table:table-cell table:number-columns-repeated="4"/>
        </table:table-row>
        <table:table-row table:style-name="ro4">
          <table:table-cell office:value-type="string">
            <text:p>jointio</text:p>
          </table:table-cell>
          <table:table-cell office:value-type="string">
            <text:p>R8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0">
            <text:p>1469740</text:p>
          </table:table-cell>
          <table:table-cell table:number-columns-repeated="4"/>
        </table:table-row>
        <table:table-row table:style-name="ro4">
          <table:table-cell office:value-type="string">
            <text:p>jointio</text:p>
          </table:table-cell>
          <table:table-cell office:value-type="string">
            <text:p>R9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0">
            <text:p>146974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331930">
            <text:p>9331930</text:p>
          </table:table-cell>
          <table:table-cell table:number-columns-repeated="4"/>
        </table:table-row>
        <table:table-row table:style-name="ro4">
          <table:table-cell office:value-type="string">
            <text:p>power</text:p>
          </table:table-cell>
          <table:table-cell office:value-type="string">
            <text:p>R10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331930">
            <text:p>9331930</text:p>
          </table:table-cell>
          <table:table-cell table:number-columns-repeated="4"/>
        </table:table-row>
        <table:table-row table:style-name="ro4">
          <table:table-cell office:value-type="string">
            <text:p>power</text:p>
          </table:table-cell>
          <table:table-cell office:value-type="string">
            <text:p>R11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331930">
            <text:p>9331930</text:p>
          </table:table-cell>
          <table:table-cell table:number-columns-repeated="4"/>
        </table:table-row>
        <table:table-row table:style-name="ro4">
          <table:table-cell office:value-type="string">
            <text:p>power</text:p>
          </table:table-cell>
          <table:table-cell office:value-type="string">
            <text:p>R13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331930">
            <text:p>9331930</text:p>
          </table:table-cell>
          <table:table-cell table:number-columns-repeated="4"/>
        </table:table-row>
        <table:table-row table:style-name="ro4">
          <table:table-cell office:value-type="string">
            <text:p>jointio</text:p>
          </table:table-cell>
          <table:table-cell office:value-type="string">
            <text:p>R17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331930">
            <text:p>9331930</text:p>
          </table:table-cell>
          <table:table-cell table:number-columns-repeated="4"/>
        </table:table-row>
        <table:table-row table:style-name="ro4">
          <table:table-cell office:value-type="string">
            <text:p>power</text:p>
          </table:table-cell>
          <table:table-cell office:value-type="string">
            <text:p>R17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331930">
            <text:p>9331930</text:p>
          </table:table-cell>
          <table:table-cell table:number-columns-repeated="4"/>
        </table:table-row>
        <table:table-row table:style-name="ro4">
          <table:table-cell office:value-type="string">
            <text:p>power</text:p>
          </table:table-cell>
          <table:table-cell office:value-type="string">
            <text:p>R19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331930">
            <text:p>9331930</text:p>
          </table:table-cell>
          <table:table-cell table:number-columns-repeated="4"/>
        </table:table-row>
        <table:table-row table:style-name="ro4">
          <table:table-cell office:value-type="string">
            <text:p>jointio</text:p>
          </table:table-cell>
          <table:table-cell office:value-type="string">
            <text:p>R19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331930">
            <text:p>9331930</text:p>
          </table:table-cell>
          <table:table-cell table:number-columns-repeated="4"/>
        </table:table-row>
        <table:table-row table:style-name="ro4">
          <table:table-cell office:value-type="string">
            <text:p>power</text:p>
          </table:table-cell>
          <table:table-cell office:value-type="string">
            <text:p>R20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331930">
            <text:p>9331930</text:p>
          </table:table-cell>
          <table:table-cell table:number-columns-repeated="4"/>
        </table:table-row>
        <table:table-row table:style-name="ro4">
          <table:table-cell office:value-type="string">
            <text:p>jointio</text:p>
          </table:table-cell>
          <table:table-cell office:value-type="string">
            <text:p>R20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331930">
            <text:p>9331930</text:p>
          </table:table-cell>
          <table:table-cell table:number-columns-repeated="4"/>
        </table:table-row>
        <table:table-row table:style-name="ro4">
          <table:table-cell office:value-type="string">
            <text:p>jointio</text:p>
          </table:table-cell>
          <table:table-cell office:value-type="string">
            <text:p>R21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331930">
            <text:p>9331930</text:p>
          </table:table-cell>
          <table:table-cell table:number-columns-repeated="4"/>
        </table:table-row>
        <table:table-row table:style-name="ro4">
          <table:table-cell office:value-type="string">
            <text:p>power</text:p>
          </table:table-cell>
          <table:table-cell office:value-type="string">
            <text:p>R29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331930">
            <text:p>9331930</text:p>
          </table:table-cell>
          <table:table-cell table:number-columns-repeated="4"/>
        </table:table-row>
        <table:table-row table:style-name="ro4">
          <table:table-cell office:value-type="string">
            <text:p>power</text:p>
          </table:table-cell>
          <table:table-cell office:value-type="string">
            <text:p>R31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331930">
            <text:p>9331930</text:p>
          </table:table-cell>
          <table:table-cell table:number-columns-repeated="4"/>
        </table:table-row>
        <table:table-row table:style-name="ro4">
          <table:table-cell office:value-type="string">
            <text:p>power</text:p>
          </table:table-cell>
          <table:table-cell office:value-type="string">
            <text:p>R9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24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612534">
            <text:p>612534</text:p>
          </table:table-cell>
          <table:table-cell table:number-columns-repeated="4"/>
        </table:table-row>
        <table:table-row table:style-name="ro5">
          <table:table-cell office:value-type="string">
            <text:p>power</text:p>
          </table:table-cell>
          <table:table-cell office:value-type="string">
            <text:p>R16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5">
          <table:table-cell office:value-type="string">
            <text:p>power</text:p>
          </table:table-cell>
          <table:table-cell office:value-type="string">
            <text:p>R12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5">
          <table:table-cell office:value-type="string">
            <text:p>power</text:p>
          </table:table-cell>
          <table:table-cell office:value-type="string">
            <text:p>R14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5">
          <table:table-cell office:value-type="string">
            <text:p>motor</text:p>
          </table:table-cell>
          <table:table-cell office:value-type="string">
            <text:p>R21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5">
          <table:table-cell office:value-type="string">
            <text:p>motor</text:p>
          </table:table-cell>
          <table:table-cell office:value-type="string">
            <text:p>R22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5">
          <table:table-cell office:value-type="string">
            <text:p>motor</text:p>
          </table:table-cell>
          <table:table-cell office:value-type="string">
            <text:p>R23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5">
          <table:table-cell office:value-type="string">
            <text:p>motor</text:p>
          </table:table-cell>
          <table:table-cell office:value-type="string">
            <text:p>R24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5">
          <table:table-cell office:value-type="string">
            <text:p>power</text:p>
          </table:table-cell>
          <table:table-cell office:value-type="string">
            <text:p>R4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5">
          <table:table-cell office:value-type="string">
            <text:p>power</text:p>
          </table:table-cell>
          <table:table-cell office:value-type="string">
            <text:p>R5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5">
          <table:table-cell office:value-type="string">
            <text:p>power</text:p>
          </table:table-cell>
          <table:table-cell office:value-type="string">
            <text:p>R6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5">
          <table:table-cell office:value-type="string">
            <text:p>power</text:p>
          </table:table-cell>
          <table:table-cell office:value-type="string">
            <text:p>R7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5">
          <table:table-cell office:value-type="string">
            <text:p>power</text:p>
          </table:table-cell>
          <table:table-cell office:value-type="string">
            <text:p>R8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5">
          <table:table-cell office:value-type="string">
            <text:p>pwm</text:p>
          </table:table-cell>
          <table:table-cell office:value-type="string">
            <text:p>R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5">
          <table:table-cell office:value-type="string">
            <text:p>motor</text:p>
          </table:table-cell>
          <table:table-cell office:value-type="string">
            <text:p>R10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5">
          <table:table-cell office:value-type="string">
            <text:p>jointio</text:p>
          </table:table-cell>
          <table:table-cell office:value-type="string">
            <text:p>R10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5">
          <table:table-cell office:value-type="string">
            <text:p>power</text:p>
          </table:table-cell>
          <table:table-cell office:value-type="string">
            <text:p>R3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5">
          <table:table-cell office:value-type="string">
            <text:p>power</text:p>
          </table:table-cell>
          <table:table-cell office:value-type="string">
            <text:p>R21</text:p>
          </table:table-cell>
          <table:table-cell office:value-type="string">
            <text:p>na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24</text:p>
          </table:table-cell>
          <table:table-cell office:value-type="string">
            <text:p>SMT2X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689605">
            <text:p>9689605</text:p>
          </table:table-cell>
          <table:table-cell table:number-columns-repeated="3" office:value-type="string">
            <text:p>ONLY NEED 1 OR 2 OF THESE!</text:p>
          </table:table-cell>
          <table:table-cell/>
        </table:table-row>
        <table:table-row table:style-name="ro1">
          <table:table-cell office:value-type="string">
            <text:p>motor</text:p>
          </table:table-cell>
          <table:table-cell office:value-type="string">
            <text:p>R7</text:p>
          </table:table-cell>
          <table:table-cell/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ower</text:p>
          </table:table-cell>
          <table:table-cell office:value-type="string">
            <text:p>R25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ower</text:p>
          </table:table-cell>
          <table:table-cell office:value-type="string">
            <text:p>R26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ower</text:p>
          </table:table-cell>
          <table:table-cell office:value-type="string">
            <text:p>R28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ower</text:p>
          </table:table-cell>
          <table:table-cell office:value-type="string">
            <text:p>R30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ower</text:p>
          </table:table-cell>
          <table:table-cell office:value-type="string">
            <text:p>F1</text:p>
          </table:table-cell>
          <table:table-cell/>
          <table:table-cell table:number-columns-repeated="2" office:value-type="string">
            <text:p>SH22,5</text:p>
          </table:table-cell>
          <table:table-cell office:value-type="string">
            <text:p>fuse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1162740">
            <text:p>116274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L1</text:p>
          </table:table-cell>
          <table:table-cell table:number-columns-repeated="2" office:value-type="string">
            <text:p>SRM-1C-SL-5VDCRELAY</text:p>
          </table:table-cell>
          <table:table-cell office:value-type="string">
            <text:p>RELAY5PIN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1094018">
            <text:p>1094018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Q9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XB3</text:p>
          </table:table-cell>
          <table:table-cell table:number-columns-repeated="3" office:value-type="string">
            <text:p>XBEE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1109732">
            <text:p>1109732</text:p>
          </table:table-cell>
          <table:table-cell table:number-columns-repeated="4" office:value-type="string">
            <text:p>2 OF THESE!</text:p>
          </table:table-cell>
        </table:table-row>
        <table:table-row table:style-name="ro1">
          <table:table-cell office:value-type="string">
            <text:p>pwm</text:p>
          </table:table-cell>
          <table:table-cell office:value-type="string">
            <text:p>D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SOD323-W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8735646">
            <text:p>8735646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database-ranges>
        <table:database-range table:target-range-address="Sheet1.A1:Sheet1.IV65536" table:contains-header="false">
          <table:sort>
            <table:sort-by table:field-number="3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5" number:min-integer-digits="1" number:decimal-replacement="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integer-digits="1" number:grouping="true"/>
      <number:text>_ </number:text>
    </number:number-style>
    <number:number-style style:name="N121">
      <number:text>[Red]-</number:text>
      <number:number number:decimal-places="0" number:min-integer-digits="1" number:grouping="true"/>
      <number:text> </number:text>
      <style:map style:condition="value()&gt;=0" style:apply-style-name="N121P0"/>
    </number:number-style>
    <number:number-style style:name="N122">
      <number:number number:decimal-places="1" number:min-integer-digits="1"/>
    </number:number-style>
    <number:currency-style style:name="N123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2">11/02/2008</text:date>, <text:time>01:5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Tom Bennellick</meta:initial-creator>
    <meta:creation-date>2008-11-01T21:43:27</meta:creation-date>
    <dc:creator>Tom Bennellick</dc:creator>
    <dc:date>2008-11-02T01:53:11</dc:date>
    <meta:editing-cycles>11</meta:editing-cycles>
    <meta:editing-duration>PT4H4M3S</meta:editing-duration>
    <meta:user-defined meta:name="Info 1"/>
    <meta:user-defined meta:name="Info 2"/>
    <meta:user-defined meta:name="Info 3"/>
    <meta:user-defined meta:name="Info 4"/>
    <meta:document-statistic meta:table-count="3" meta:cell-count="2477" meta:object-count="2"/>
  </office:meta>
</office:document-meta>
</file>